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69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52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51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51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 style:data-style-name="N37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 style:data-style-name="N37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0.06pt solid #b7b7b7" fo:background-color="#ddddd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6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6" style:family="table-cell" style:parent-style-name="Default">
      <style:table-cell-properties fo:border-bottom="0.06pt solid #b7b7b7" fo:background-color="#fff5c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column table:style-name="co7" table:number-columns-repeated="16314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4"/>
          <table:table-cell table:style-name="ce1" table:number-columns-repeated="2"/>
          <table:table-cell table:style-name="ce17"/>
          <table:table-cell table:style-name="ce49"/>
          <table:table-cell table:style-name="ce58"/>
          <table:table-cell table:style-name="ce64"/>
          <table:table-cell table:style-name="ce65"/>
          <table:table-cell table:style-name="ce64" table:number-columns-repeated="2"/>
          <table:table-cell table:style-name="ce1" table:number-columns-repeated="15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8" office:value-type="string" calcext:value-type="string" table:number-columns-spanned="8" table:number-rows-spanned="1">
            <text:p>DIAGRAMME DE GANTT</text:p>
          </table:table-cell>
          <table:covered-table-cell table:number-columns-repeated="7" table:style-name="ce18"/>
          <table:table-cell table:style-name="ce50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8"/>
          <table:table-cell table:style-name="ce72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8"/>
          <table:table-cell table:style-name="ce87" table:number-columns-repeated="5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9" table:number-columns-repeated="3"/>
          <table:table-cell table:style-name="ce25" table:number-columns-repeated="5"/>
          <table:table-cell table:style-name="ce51" table:number-columns-repeated="4"/>
          <table:table-cell table:style-name="ce68" table:number-columns-repeated="3"/>
          <table:table-cell table:style-name="ce1" table:number-columns-repeated="14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71" office:value-type="string" calcext:value-type="string" table:number-columns-spanned="2" table:number-rows-spanned="1">
            <text:p>TITRE DU PROJET</text:p>
          </table:table-cell>
          <table:covered-table-cell table:style-name="ce19"/>
          <table:table-cell table:style-name="ce71"/>
          <table:table-cell table:style-name="ce26" office:value-type="string" calcext:value-type="string" table:number-columns-spanned="4" table:number-rows-spanned="1">
            <text:p>Mario Bros Like </text:p>
          </table:table-cell>
          <table:covered-table-cell table:number-columns-repeated="3" table:style-name="ce19"/>
          <table:table-cell table:style-name="ce38"/>
          <table:table-cell table:style-name="ce52" table:number-columns-spanned="7" table:number-rows-spanned="1"/>
          <table:covered-table-cell table:number-columns-repeated="6"/>
          <table:table-cell table:style-name="ce74" table:number-columns-spanned="13" table:number-rows-spanned="1"/>
          <table:covered-table-cell table:number-columns-repeated="12"/>
          <table:table-cell table:style-name="ce83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71" office:value-type="string" calcext:value-type="string" table:number-columns-spanned="2" table:number-rows-spanned="1">
            <text:p>CHEF DE PROJET</text:p>
          </table:table-cell>
          <table:covered-table-cell table:style-name="ce19"/>
          <table:table-cell table:style-name="ce71"/>
          <table:table-cell table:style-name="ce27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19"/>
          <table:table-cell table:style-name="ce39"/>
          <table:table-cell table:style-name="ce52" table:number-columns-spanned="7" table:number-rows-spanned="1"/>
          <table:covered-table-cell table:number-columns-repeated="6"/>
          <table:table-cell table:style-name="ce75" table:number-columns-spanned="12" table:number-rows-spanned="1"/>
          <table:covered-table-cell table:number-columns-repeated="11"/>
          <table:table-cell table:style-name="ce80"/>
          <table:table-cell table:style-name="ce83"/>
          <table:table-cell table:style-name="ce1" table:number-columns-repeated="8"/>
          <table:table-cell table:style-name="ce83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2"/>
          <table:table-cell table:style-name="ce71" office:value-type="string" calcext:value-type="string" table:number-columns-spanned="2" table:number-rows-spanned="1">
            <text:p>DOCUMENTALISTE</text:p>
          </table:table-cell>
          <table:covered-table-cell table:style-name="ce19"/>
          <table:table-cell table:style-name="ce71"/>
          <table:table-cell table:style-name="ce27" table:number-columns-spanned="4" table:number-rows-spanned="1"/>
          <table:covered-table-cell table:number-columns-repeated="3" table:style-name="ce19"/>
          <table:table-cell table:style-name="ce3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2">
          <table:table-cell table:style-name="ce2"/>
          <table:table-cell table:style-name="ce11" table:number-columns-repeated="6"/>
          <table:table-cell table:style-name="ce32" table:number-columns-repeated="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40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88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94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100"/>
          <table:table-cell table:style-name="ce2"/>
          <table:table-cell table:number-columns-repeated="16315"/>
        </table:table-row>
        <table:table-row table:style-name="ro3">
          <table:table-cell table:style-name="ce4"/>
          <table:covered-table-cell table:number-columns-repeated="7"/>
          <table:table-cell table:style-name="ce41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3"/>
          <table:covered-table-cell table:style-name="ce66"/>
          <table:table-cell table:style-name="ce4"/>
          <table:table-cell table:number-columns-repeated="16315"/>
        </table:table-row>
        <table:table-row table:style-name="ro3">
          <table:table-cell table:style-name="ce5"/>
          <table:covered-table-cell table:number-columns-repeated="7"/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5"/>
          <table:table-cell table:number-columns-repeated="16315"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itialisation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1" office:value-type="string" calcext:value-type="string">
              <text:p><text:s/>Setup du Projet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13" calcext:value-type="date">
              <text:p>13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2];[.F12])" office:value-type="float" office:value="19" calcext:value-type="float">
              <text:p>19</text:p>
            </table:table-cell>
            <table:table-cell table:style-name="ce33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2"/>
            <table:table-cell table:style-name="ce67"/>
            <table:table-cell table:style-name="ce69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5"/>
            <table:table-cell table:style-name="ce176"/>
            <table:table-cell table:style-name="ce62" table:number-columns-repeated="4"/>
            <table:table-cell table:style-name="ce91" table:number-columns-repeated="5"/>
            <table:table-cell table:style-name="ce62" table:number-columns-repeated="10"/>
            <table:table-cell table:style-name="ce186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1" office:value-type="string" calcext:value-type="string">
              <text:p><text:s/>Mise en place de la boucle de jeu 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3];[.F13])" office:value-type="float" office:value="6" calcext:value-type="float">
              <text:p>6</text:p>
            </table:table-cell>
            <table:table-cell table:style-name="ce33" office:value-type="percentage" office:value="1" calcext:value-type="percentage">
              <text:p>100 %</text:p>
            </table:table-cell>
            <table:table-cell table:style-name="ce45"/>
            <table:table-cell table:style-name="ce56"/>
            <table:table-cell table:style-name="ce61" table:number-columns-repeated="3"/>
            <table:table-cell table:style-name="ce70" table:number-columns-repeated="2"/>
            <table:table-cell table:style-name="ce73" table:number-columns-repeated="6"/>
            <table:table-cell table:style-name="ce61" table:number-columns-repeated="7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Creation des managers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1" office:value-type="string" calcext:value-type="string">
              <text:p>Physique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5];[.F15])" office:value-type="string" office:string-value="" calcext:value-type="error">
              <text:p>#VALUE!</text:p>
            </table:table-cell>
            <table:table-cell table:style-name="ce33" office:value-type="percentage" office:value="0.4" calcext:value-type="percentage">
              <text:p>4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69" table:number-columns-repeated="5"/>
            <table:table-cell table:style-name="ce62" table:number-columns-repeated="5"/>
            <table:table-cell table:style-name="ce79" table:number-columns-repeated="10"/>
            <table:table-cell table:style-name="ce62" table:number-columns-repeated="10"/>
            <table:table-cell table:style-name="ce91" table:number-columns-repeated="5"/>
            <table:table-cell table:style-name="ce62" table:number-columns-repeated="10"/>
            <table:table-cell table:style-name="ce186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1" office:value-type="string" calcext:value-type="string">
              <text:p>Tilemap</text:p>
            </table:table-cell>
            <table:table-cell table:style-name="ce23" office:value-type="string" calcext:value-type="string">
              <text:p>Mathis</text:p>
            </table:table-cell>
            <table:table-cell table:style-name="ce30" office:value-type="date" office:date-value="2026-01-26" calcext:value-type="date">
              <text:p>26/01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6];[.F16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5"/>
            <table:table-cell table:style-name="ce172" table:number-columns-repeated="4"/>
            <table:table-cell table:style-name="ce174"/>
            <table:table-cell table:style-name="ce79" table:number-columns-repeated="2"/>
            <table:table-cell table:style-name="ce166"/>
            <table:table-cell table:style-name="ce167" table:number-columns-repeated="2"/>
            <table:table-cell table:style-name="ce172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1" office:value-type="string" calcext:value-type="string">
              <text:p>Joueur</text:p>
            </table:table-cell>
            <table:table-cell table:style-name="ce23" office:value-type="string" calcext:value-type="string">
              <text:p>Théo</text:p>
            </table:table-cell>
            <table:table-cell table:style-name="ce30" office:value-type="date" office:date-value="2026-01-26" calcext:value-type="date">
              <text:p>26/01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7];[.F17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5"/>
            <table:table-cell table:style-name="ce172" table:number-columns-repeated="4"/>
            <table:table-cell table:style-name="ce175"/>
            <table:table-cell table:style-name="ce172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1" office:value-type="string" calcext:value-type="string">
              <text:p>Collision</text:p>
            </table:table-cell>
            <table:table-cell table:style-name="ce23" office:value-type="string" calcext:value-type="string">
              <text:p>Elouan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8];[.F18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2" table:number-columns-repeated="8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5-02" calcext:value-type="date">
              <text:p>2.5</text:p>
            </table:table-cell>
            <table:table-cell table:style-name="ce21" office:value-type="string" calcext:value-type="string">
              <text:p>Ennemis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3" table:number-columns-repeated="3"/>
            <table:table-cell table:style-name="ce178" table:number-columns-repeated="5"/>
            <table:table-cell table:style-name="ce172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6-02" calcext:value-type="date">
              <text:p>2.6</text:p>
            </table:table-cell>
            <table:table-cell table:style-name="ce21" office:value-type="string" calcext:value-type="string">
              <text:p>Documentation</text:p>
            </table:table-cell>
            <table:table-cell table:style-name="ce23" office:value-type="string" calcext:value-type="string">
              <text:p>Alban</text:p>
            </table:table-cell>
            <table:table-cell table:style-name="ce29" office:value-type="date" office:date-value="2026-02-09" calcext:value-type="date">
              <text:p>09/02/26</text:p>
            </table:table-cell>
            <table:table-cell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.5" calcext:value-type="percentage">
              <text:p>5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2" table:number-columns-repeated="3"/>
            <table:table-cell table:style-name="ce178" table:number-columns-repeated="5"/>
            <table:table-cell table:style-name="ce173" table:number-columns-repeated="2"/>
            <table:table-cell table:style-name="ce172" table:number-columns-repeated="3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/>
          <table:table-cell table:style-name="ce20" office:value-type="string" calcext:value-type="string">
            <text:p>Codage &amp; Test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1" office:value-type="string" calcext:value-type="string">
              <text:p>Système de mouvement</text:p>
            </table:table-cell>
            <table:table-cell table:style-name="ce23"/>
            <table:table-cell table:style-name="ce29" office:value-type="string" calcext:value-type="string">
              <text:p>TBD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22];[.F22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70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5"/>
            <table:table-cell table:style-name="ce176" table:number-columns-repeated="5"/>
            <table:table-cell table:style-name="ce91" table:number-columns-repeated="5"/>
            <table:table-cell table:style-name="ce62" table:number-columns-repeated="10"/>
            <table:table-cell table:style-name="ce186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1" office:value-type="string" calcext:value-type="string">
              <text:p>Physique et gravité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3];[.F23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10"/>
            <table:table-cell table:style-name="ce178" table:number-columns-repeated="5"/>
            <table:table-cell table:style-name="ce61" table:number-columns-repeated="5"/>
            <table:table-cell table:style-name="ce173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3</text:p>
            </table:table-cell>
            <table:table-cell table:style-name="ce21" office:value-type="string" calcext:value-type="string">
              <text:p>Parsing de map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4];[.F24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5"/>
            <table:table-cell table:style-name="ce173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4</text:p>
            </table:table-cell>
            <table:table-cell table:style-name="ce21" office:value-type="string" calcext:value-type="string">
              <text:p>Animation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5];[.F25])" office:value-type="string" office:string-value="" calcext:value-type="error">
              <text:p>#VALUE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5-03" calcext:value-type="date">
              <text:p>3.5</text:p>
            </table:table-cell>
            <table:table-cell table:style-name="ce21" office:value-type="string" calcext:value-type="string">
              <text:p>Unitaire Physique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6];[.F26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6-03" calcext:value-type="date">
              <text:p>3.6</text:p>
            </table:table-cell>
            <table:table-cell table:style-name="ce21" office:value-type="string" calcext:value-type="string">
              <text:p>Intégration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173" table:number-columns-repeated="5"/>
            <table:table-cell table:style-name="ce61" table:number-columns-repeated="5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7</text:p>
            </table:table-cell>
            <table:table-cell table:style-name="ce21" office:value-type="string" calcext:value-type="string">
              <text:p>Débogage &amp; optimisatiob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8];[.F28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173" table:number-columns-repeated="5"/>
            <table:table-cell table:style-name="ce61" table:number-columns-repeated="5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Livraison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21" office:value-type="string" calcext:value-type="string">
              <text:p>Nettoyage final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30];[.F30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69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10"/>
            <table:table-cell table:style-name="ce91" table:number-columns-repeated="5"/>
            <table:table-cell table:style-name="ce62" table:number-columns-repeated="5"/>
            <table:table-cell table:style-name="ce176" table:number-columns-repeated="5"/>
            <table:table-cell table:style-name="ce186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21" office:value-type="string" calcext:value-type="string">
              <text:p>Packaging assets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31];[.F31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1" table:number-columns-repeated="10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5"/>
            <table:table-cell table:style-name="ce173" table:number-columns-repeated="5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4" calcext:value-type="date">
              <text:p>4.3</text:p>
            </table:table-cell>
            <table:table-cell table:style-name="ce21" office:value-type="string" calcext:value-type="string">
              <text:p>Génération Doc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4" calcext:value-type="date">
              <text:p>4.4</text:p>
            </table:table-cell>
            <table:table-cell table:style-name="ce21" office:value-type="string" calcext:value-type="string">
              <text:p>Vérification README 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5-04" calcext:value-type="date">
              <text:p>4.5</text:p>
            </table:table-cell>
            <table:table-cell table:style-name="ce21" office:value-type="string" calcext:value-type="string">
              <text:p>Dêpot Final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173" table:number-columns-repeated="4"/>
            <table:table-cell table:style-name="ce191"/>
            <table:table-cell table:style-name="ce6"/>
            <table:table-cell table:number-columns-repeated="16315"/>
          </table:table-row>
        </table:table-row-group>
        <table:table-row table:style-name="ro2" table:number-rows-repeated="3">
          <table:table-cell table:style-name="ce2" table:number-columns-repeated="7"/>
          <table:table-cell table:style-name="ce37" table:number-columns-repeated="2"/>
          <table:table-cell table:style-name="ce2" table:number-columns-repeated="61"/>
          <table:table-cell table:number-columns-repeated="16314"/>
        </table:table-row>
        <table:table-row table:style-name="ro4" table:number-rows-repeated="104853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Diagramme de Gantt'.H12:'Diagramme de Gantt'.H13 'Diagramme de Gantt'.H15:'Diagramme de Gantt'.H3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text>$</number:text>
      <number:number number:decimal-places="2" number:min-decimal-places="2" number:min-integer-digits="1" number:grouping="true"/>
    </number:number-style>
    <number:date-style style:name="N152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6:01:15.823852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16:13:59.985669357</dc:date>
    <meta:editing-duration>PT28M30S</meta:editing-duration>
    <meta:editing-cycles>6</meta:editing-cycles>
    <meta:generator>LibreOffice/24.2.7.2$Linux_X86_64 LibreOffice_project/420$Build-2</meta:generator>
    <meta:document-statistic meta:table-count="1" meta:cell-count="225" meta:object-count="0"/>
  </office:meta>
</office:document-meta>
</file>